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Roboto" svg:font-family="Roboto, Arial, sans-serif"/>
    <style:font-face style:name="Whitney" svg:font-family="Whitney, 'Helvetica Neue', Helvetica, Arial, sans-serif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cb05"/>
    </style:style>
    <style:style style:name="P2" style:family="paragraph" style:parent-style-name="Standard">
      <style:text-properties officeooo:paragraph-rsid="0005c0af"/>
    </style:style>
    <style:style style:name="P3" style:family="paragraph" style:parent-style-name="Standard">
      <style:text-properties officeooo:paragraph-rsid="000b3ba8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</style:style>
    <style:style style:name="P1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officeooo:paragraph-rsid="00018491"/>
    </style:style>
    <style:style style:name="P13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14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15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16" style:family="paragraph" style:parent-style-name="Text_20_body">
      <style:paragraph-properties fo:line-height="5%"/>
      <style:text-properties fo:font-size="10pt" style:font-size-asian="10pt"/>
    </style:style>
    <style:style style:name="P17" style:family="paragraph" style:parent-style-name="Text_20_body">
      <style:paragraph-properties fo:line-height="5%"/>
      <style:text-properties fo:font-size="10pt" style:font-size-asian="10pt"/>
    </style:style>
    <style:style style:name="P18" style:family="paragraph" style:parent-style-name="Text_20_body">
      <style:paragraph-properties fo:margin-left="0.028in" fo:margin-right="0in" fo:margin-top="0.0083in" fo:margin-bottom="0.1665in" loext:contextual-spacing="false" fo:text-indent="0in" style:auto-text-indent="false"/>
      <style:text-properties style:use-window-font-color="true"/>
    </style:style>
    <style:style style:name="P19" style:family="paragraph" style:parent-style-name="Heading_20_1" style:master-page-name="Converted2">
      <style:paragraph-properties style:page-number="3"/>
      <style:text-properties officeooo:paragraph-rsid="0005c0af"/>
    </style:style>
    <style:style style:name="P20" style:family="paragraph" style:parent-style-name="Heading_20_2">
      <style:text-properties officeooo:paragraph-rsid="0003cb05"/>
    </style:style>
    <style:style style:name="P21" style:family="paragraph" style:parent-style-name="List_20_Paragraph" style:list-style-name="WWNum15"/>
    <style:style style:name="P22" style:family="paragraph" style:parent-style-name="List_20_Paragraph" style:list-style-name="WWNum14"/>
    <style:style style:name="P23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6" style:family="paragraph" style:parent-style-name="Header">
      <style:paragraph-properties fo:text-align="end" style:justify-single-word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 fo:font-weight="bold" style:font-weight-asian="bold"/>
    </style:style>
    <style:style style:name="T2" style:family="text">
      <style:text-properties fo:color="#c00000"/>
    </style:style>
    <style:style style:name="T3" style:family="text">
      <style:text-properties fo:color="#c00000" fo:font-size="11pt" fo:font-weight="bold" style:font-name-asian="Calibri1" style:font-size-asian="11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ize="11pt" style:font-name-asian="Calibri1" style:font-size-asian="11pt"/>
    </style:style>
    <style:style style:name="T7" style:family="text">
      <style:text-properties fo:letter-spacing="0.0008in"/>
    </style:style>
    <style:style style:name="T8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9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10" style:family="text">
      <style:text-properties officeooo:rsid="000297d4"/>
    </style:style>
    <style:style style:name="T11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12" style:family="text">
      <style:text-properties officeooo:rsid="00065756"/>
    </style:style>
    <style:style style:name="T13" style:family="text">
      <style:text-properties officeooo:rsid="000b3ba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FAESA CENTRO UNIVERSITÁRIO</text:span></text:p>
      <text:p text:style-name="P4"><text:span text:style-name="T4">CIÊNCIA DA COMPUTAÇÃO</text:span></text:p>
      <text:p text:style-name="P5"/>
      <text:p text:style-name="P7"><text:span text:style-name="T4"/></text:p>
      <text:p text:style-name="P5"/>
      <text:p text:style-name="P5"/>
      <text:p text:style-name="P4"><text:span text:style-name="T4">RAFAEL DE OLIVEIRA COSTA</text:span></text:p>
      <text:p text:style-name="P4"><text:span text:style-name="T4">ROBSON SANTOS RODRIGUES</text:span></text:p>
      <text:p text:style-name="P5"/>
      <text:p text:style-name="P5"/>
      <text:p text:style-name="P5"/>
      <text:p text:style-name="P5"/>
      <text:p text:style-name="P4"><text:span text:style-name="T4">VISÃO COMPUTACIONAL E REDES NEURAIS ARTIFICIAIS PARA ENSINAR UM COMPUTADOR A JOGAR MEGA MA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10">VITÓRIA</text:p>
      <text:p text:style-name="P10">2018</text:p>
      <text:p text:style-name="P11"><text:span text:style-name="T4">RAFAEL DE OLIVEIRA COSTA</text:span></text:p>
      <text:p text:style-name="P4"><text:span text:style-name="T4">ROBSON SANTOS RODRIGU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4">VISÃO COMPUTACIONAL E REDES NEURAIS ARTIFICIAIS PARA ENSINAR UM COMPUTADOR A JOGAR MEGA MAN X6</text:span></text:p>
      <text:p text:style-name="P13"/>
      <text:p text:style-name="P13"/>
      <text:p text:style-name="P13"/>
      <text:p text:style-name="P14"/>
      <text:p text:style-name="P15"><text:span text:style-name="T6">Projeto de Pesquisa do Trabalho de Conclusão do Curso de Graduação em Ciência da Computação apresentado ao </text:span><text:span text:style-name="T8">Faesa Centro Universitári</text:span><text:span text:style-name="T9">o</text:span><text:span text:style-name="T6">, sob orientação do prof. </text:span><text:span text:style-name="T11">Howard Roatti</text:span><text:span text:style-name="T3">.</text:span></text:p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2"/></text:p>
      <text:p text:style-name="P6"><text:bookmark text:name="_GoBack"/></text:p>
      <text:p text:style-name="P6"/>
      <text:p text:style-name="P10">VITÓRIA</text:p>
      <text:p text:style-name="P10">201<text:span text:style-name="T10">8</text:span></text:p>
      <text:p text:style-name="P10"/>
      <text:p text:style-name="P9"><text:soft-page-break/><text:span text:style-name="T4">SUMÁRIO</text:span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_Toc311_1736947057">1INTRODUÇÃO<text:tab/>3</text:a></text:p>
          <text:p text:style-name="P25"><text:a xlink:type="simple" xlink:href="#__RefHeading___Toc313_1736947057">1.1PROBLEMA<text:tab/>3</text:a></text:p>
          <text:p text:style-name="P25"><text:a xlink:type="simple" xlink:href="#__RefHeading___Toc315_1736947057">1.2FORMULAÇÃO DO PROBLEMA<text:tab/>3</text:a></text:p>
          <text:p text:style-name="P25"><text:a xlink:type="simple" xlink:href="#__RefHeading___Toc317_1736947057">1.3HIPÓTESE – ESCREVER A HIPÓTESE<text:tab/>3</text:a></text:p>
          <text:p text:style-name="P25"><text:a xlink:type="simple" xlink:href="#__RefHeading___Toc319_1736947057">1.4OBJETIVOS<text:tab/>3</text:a></text:p>
          <text:p text:style-name="P24"><text:a xlink:type="simple" xlink:href="#__RefHeading___Toc321_1736947057">ALSDKLASDKLASD<text:tab/>3</text:a></text:p>
          <text:p text:style-name="P24"><text:a xlink:type="simple" xlink:href="#__RefHeading___Toc323_1736947057">Objetivo Geral<text:tab/>3</text:a></text:p>
          <text:p text:style-name="P24"><text:a xlink:type="simple" xlink:href="#__RefHeading___Toc325_1736947057">1.1.1Objetivos específicos<text:tab/>4</text:a></text:p>
          <text:p text:style-name="P25"><text:a xlink:type="simple" xlink:href="#__RefHeading___Toc327_1736947057">1.2JUSTIFICATIVA<text:tab/>4</text:a></text:p>
        </text:index-body>
      </text:table-of-content>
      <text:p text:style-name="P7"/>
      <text:p text:style-name="P7"/>
      <text:p text:style-name="P7"/>
      <text:p text:style-name="P9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1"><text:bookmark-start text:name="_Toc524189383"/>INTRODUÇÃO<text:bookmark-end text:name="_Toc524189383"/></text:h>
      <text:p text:style-name="P3">Os recentes estudos na área de inteligência artificial mostram o poder dessa tecnologia, e permite pensar em coisas que antes eram fora do alcance até da imaginaç<text:span text:style-name="T12">ão</text:span>. <text:span text:style-name="T13">A ideia de ensinar um computador a jogar jogos já foi executada com exito por vários pesquisadores, como a que joga xadres (Deep Blue, 1997), a que joga Go (DeepMind, 2016) entre outras. </text:span></text:p>
      <text:p text:style-name="P3">O trabalho a seguir visa demonstrar a utilização de inteligência artificial para ensinar o computador a jogar vídeo game utilizando visão computacional.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1">Existem projetos que demonstram a possibilidade de se ensinar um computador a jogar <text:span text:style-name="T2">vídeo game</text:span>, <text:span text:style-name="T2">como por exemplo </text:span>o projeto <text:span text:style-name="T2">MarI/O em </text:span>que uma máquina aprende a jogar Super Mario World. <text:s/>Apesar da possibilidade de <text:span text:style-name="T2">acesso a tela </text:span>e ao som que o jogo emite, nenhum desses projetos utiliza uma forma geral de <text:span text:style-name="T2">obtenção</text:span> de <text:span text:style-name="T2">dados, a </text:span>obtenção é específica para cada jogo, <text:span text:style-name="T2">obtendo</text:span> os dados diretamente da memória do <text:span text:style-name="T2">vídeo game </text:span>emulado<text:span text:style-name="T2">, para a partir daí alimentar </text:span>o <text:span text:style-name="T2">programa que </text:span>toma as decisões de controle do personagem.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1">É possível ensinar o computador a jogar um jogo de <text:span text:style-name="T2">vídeo game </text:span>utilizando como entrada para o processamento somente imagens, de tal maneira a simular o que o ser humano faz?</text:p>
      <text:h text:style-name="P20" text:outline-level="2"><text:bookmark-start text:name="_Toc524189386"/><text:bookmark-start text:name="__RefHeading___Toc317_1736947057"/>HIPÓTESE<text:bookmark-end text:name="_Toc524189386"/> <text:span text:style-name="T2">– ESCREVER A HIPÓTESE</text:span><text:bookmark-end text:name="__RefHeading___Toc317_1736947057"/></text:h>
      <text:h text:style-name="P20" text:outline-level="2" text:is-list-header="true"><text:span text:style-name="T2"/></text:h>
      <text:h text:style-name="P20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P2"><text:span text:style-name="T2">Demonstrar que é possível </text:span>desenvolver uma inteligência artificial que possa jogar Mega Man X6 utilizando como entrada os dados obtidos por visão computacional. <text:span text:style-name="T2">Espera-se que no fim do experimento o computador </text:span>consiga jogar relativamente <text:soft-page-break/>bem, evitando danos dos inimigos e desenvolvendo maneiras próprias de derrotar <text:span text:style-name="T2">o chefe final</text:span> da fase.</text:p>
      <text:h text:style-name="Heading_20_3" text:outline-level="3"><text:bookmark-start text:name="_Toc524189389"/>Objetivos<text:span text:style-name="T7"> </text:span>específicos<text:bookmark-end text:name="_Toc524189389"/></text:h>
      <text:list xml:id="list7717895864335553848" text:style-name="WWNum15">
        <text:list-item>
          <text:p text:style-name="P21">Emular o jogo e capturar a tela de forma que <text:span text:style-name="T2">possamos </text:span>utilizá-la em código<text:span text:style-name="T2">.</text:span></text:p>
        </text:list-item>
        <text:list-item>
          <text:p text:style-name="P21">Aplicar técnicas de visão <text:span text:style-name="T2">computacional a tela </text:span>do jogo<text:span text:style-name="T2">.</text:span></text:p>
        </text:list-item>
      </text:list>
      <text:list xml:id="list4043131954912959748" text:style-name="WWNum14">
        <text:list-item>
          <text:p text:style-name="P22">Extrair informações úteis a partir dos dados gerados pela visão<text:span text:style-name="T2">, como distinguir um inimigo de uma parte do cenário.</text:span></text:p>
        </text:list-item>
        <text:list-item>
          <text:p text:style-name="P22">Desenvolver uma IA que consiga aprender a lógica do jogo<text:span text:style-name="T2">, e saiba </text:span>avaliar o sucesso do fracasso a partir das informações obtidas pela visão<text:span text:style-name="T2">.</text:span></text:p>
        </text:list-item>
        <text:list-item>
          <text:p text:style-name="P22"><text:span text:style-name="T2">A IA tomar decisões que melhorem seu desempenho no jogo.</text:span><text:bookmark-start text:name="_Toc524189390"/><text:bookmark-end text:name="_Toc524189390"/></text:p>
        </text:list-item>
      </text:list>
      <text:h text:style-name="Heading_20_2" text:outline-level="2">JUSTIFICATIVA</text:h>
      <text:p text:style-name="Standard">Assim como uma máquina <text:span text:style-name="T2">pode a partir da visão tomar </text:span>decisões que a leve a cumprir o objetivo de um jogo, ela poderia tomar decisões para cumprir qualquer outro objetivo <text:span text:style-name="T2">a partir da visão</text:span>. Esse trabalho pode somar no que <text:span text:style-name="T2">diz respeito a </text:span>inteligência artificial guiada por visão, pois demonstra uma aplicação prática de como uma máquina <text:span text:style-name="T2">a partir de </text:span>imagens, consegue tomar decisões que a leva a cumprir um determinado objetivo.</text:p>
      <text:p text:style-name="Standard"><text:span text:style-name="T1">AINDA PODEM EXPANDIR A IMPORTÂNCIA DO PROJE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Roboto" svg:font-family="Roboto, Arial, sans-serif"/>
    <style:font-face style:name="Whitney" svg:font-family="Whitney, 'Helvetica Neue', Helvetica, Arial, sans-serif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.139in" fo:margin-bottom="0in" loext:contextual-spacing="false" fo:keep-together="always" fo:text-indent="0in" style:auto-text-indent="false" style:page-number="auto" fo:keep-with-next="always">
        <style:tab-stops/>
      </style:paragraph-properties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F" style:font-family-generic-asian="system" style:font-pitch-asian="variable" style:font-size-asian="14pt" style:language-asian="pt" style:country-asian="BR" style:font-name-complex="F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1665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0.6898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57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54in" fo:margin-left="0in" fo:margin-right="0in" fo:margin-bottom="0.64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1"/>
      </style:header>
    </style:master-page>
    <style:master-page style:name="Converted2" style:page-layout-name="Mpm1">
      <style:header>
        <text:p text:style-name="MP3"><text:page-number text:select-page="current">4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(Microsoft Word - EXEMPLO DE INTRODUÇÃO E HIPÓTESE NO PROJETO DE PESQUISA)</dc:title>
    <meta:initial-creator>Robson Rodrigues;Rafael de Oliveira</meta:initial-creator>
    <meta:editing-cycles>13</meta:editing-cycles>
    <meta:print-date>2018-09-07T04:08:00</meta:print-date>
    <meta:creation-date>2018-09-10T18:54:00</meta:creation-date>
    <dc:date>2018-10-13T23:44:41.189624123</dc:date>
    <meta:editing-duration>PT41M56S</meta:editing-duration>
    <meta:generator>LibreOffice/5.1.6.2$Linux_X86_64 LibreOffice_project/10m0$Build-2</meta:generator>
    <meta:document-statistic meta:table-count="0" meta:image-count="0" meta:object-count="0" meta:page-count="6" meta:paragraph-count="44" meta:word-count="540" meta:character-count="3321" meta:non-whitespace-character-count="2818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